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Quotations">
      <style:paragraph-properties fo:text-align="justify" style:justify-single-word="false"/>
      <style:text-properties officeooo:rsid="001a5a8b" officeooo:paragraph-rsid="001a5a8b"/>
    </style:style>
    <style:style style:name="P2" style:family="paragraph" style:parent-style-name="Quotations">
      <style:paragraph-properties fo:text-align="justify" style:justify-single-word="false"/>
    </style:style>
    <style:style style:name="P3" style:family="paragraph" style:parent-style-name="Standard">
      <style:paragraph-properties fo:text-align="justify" style:justify-single-word="false"/>
      <style:text-properties fo:font-style="normal" fo:font-weight="normal" officeooo:rsid="001a5a8b" officeooo:paragraph-rsid="001a5a8b"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officeooo:rsid="001a5a8b" officeooo:paragraph-rsid="001a5a8b"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1873d3" officeooo:paragraph-rsid="001873d3"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weight="bold" officeooo:rsid="001873d3" officeooo:paragraph-rsid="001873d3" style:font-weight-asian="bold" style:font-weight-complex="bold"/>
    </style:style>
    <style:style style:name="P7" style:family="paragraph" style:parent-style-name="Standard">
      <style:paragraph-properties fo:text-align="justify" style:justify-single-word="false"/>
      <style:text-properties fo:font-weight="bold" officeooo:rsid="001a5a8b" officeooo:paragraph-rsid="001a5a8b" style:font-weight-asian="bold" style:font-weight-complex="bold"/>
    </style:style>
    <style:style style:name="P8" style:family="paragraph" style:parent-style-name="Standard">
      <style:text-properties fo:font-size="20pt" fo:font-weight="bold" officeooo:rsid="001873d3" officeooo:paragraph-rsid="001873d3" style:font-size-asian="20pt" style:font-weight-asian="bold" style:font-size-complex="20pt" style:font-weight-complex="bold"/>
    </style:style>
    <style:style style:name="P9" style:family="paragraph" style:parent-style-name="Standard">
      <style:paragraph-properties fo:text-align="justify" style:justify-single-word="false"/>
      <style:text-properties fo:font-size="20pt" fo:font-weight="bold" officeooo:rsid="001873d3" officeooo:paragraph-rsid="001873d3"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font-size="20pt" fo:font-style="normal" fo:font-weight="bold" officeooo:rsid="001873d3" officeooo:paragraph-rsid="001873d3" style:font-size-asian="20pt" style:font-style-asian="normal" style:font-weight-asian="bold" style:font-size-complex="20pt" style:font-style-complex="normal" style:font-weight-complex="bold"/>
    </style:style>
    <style:style style:name="P11" style:family="paragraph" style:parent-style-name="Standard">
      <style:paragraph-properties fo:text-align="justify" style:justify-single-word="false"/>
      <style:text-properties fo:font-size="20pt" fo:font-style="normal" fo:font-weight="bold" officeooo:rsid="001a5a8b" officeooo:paragraph-rsid="001a5a8b" style:font-size-asian="20pt" style:font-style-asian="normal" style:font-weight-asian="bold" style:font-size-complex="20pt" style:font-style-complex="normal" style:font-weight-complex="bold"/>
    </style:style>
    <style:style style:name="P12" style:family="paragraph" style:parent-style-name="Standard">
      <style:paragraph-properties fo:text-align="justify" style:justify-single-word="false"/>
      <style:text-properties fo:font-size="20pt" fo:font-style="normal" fo:font-weight="normal" officeooo:rsid="001a5a8b" officeooo:paragraph-rsid="001a5a8b" style:font-size-asian="20pt" style:font-style-asian="normal" style:font-weight-asian="normal" style:font-size-complex="20pt" style:font-style-complex="normal" style:font-weight-complex="normal"/>
    </style:style>
    <style:style style:name="P13" style:family="paragraph" style:parent-style-name="Title">
      <style:paragraph-properties fo:text-align="center" style:justify-single-word="false"/>
      <style:text-properties officeooo:paragraph-rsid="001bb7a7"/>
    </style:style>
    <style:style style:name="T1" style:family="text">
      <style:text-properties officeooo:rsid="001a5a8b"/>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bb7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5">What is Permanent in Existence?Reading Assignment</text:span></text:p>
      <text:p text:style-name="P8"/>
      <text:p text:style-name="P9">1. Thales</text:p>
      <text:p text:style-name="P6"/>
      <text:p text:style-name="P7">Terminology:</text:p>
      <text:p text:style-name="P3">-Stuff: Thales seeks to discover what “stuff” is in all things. This “stuff” iis the common element in all elements that defines the makeup of the material world</text:p>
      <text:p text:style-name="P3"/>
      <text:p text:style-name="P3">-Things: “Things” are the individual material items that exist on our plane of reality. This ranges from planets, desks, houses, and so on.</text:p>
      <text:p text:style-name="P3"/>
      <text:p text:style-name="P3">-The One: “The One” is what Thales is referring to when he talks about the common element in all things. This One contained its own specific qualities, and according to Thales contained its own action of change and </text:p>
      <text:p text:style-name="P3"/>
      <text:p text:style-name="P3"><text:span text:style-name="T4">Purpose:</text:span> Thales’ purpose in studying the natural laws is to discover: <text:span text:style-name="T3">What are all of the things in the universe made of?</text:span></text:p>
      <text:p text:style-name="P3"><text:span text:style-name="T3"/></text:p>
      <text:p text:style-name="P3"><text:span text:style-name="T4">Conclusion: </text:span>Thales concludes that: <text:span text:style-name="T3">The common element that makes up everything is “The One” or water.</text:span></text:p>
      <text:p text:style-name="P3"><text:span text:style-name="T3"/></text:p>
      <text:p text:style-name="P4">Outline:</text:p>
      <text:p text:style-name="P6"/>
      <text:p text:style-name="P2"><text:span text:style-name="T1">1. </text:span>Thales is known for quite a few things in hindsight. To name a few, he was known for his practical application of mathematics to astronomy, his geometrical theorems, and practical knowledge. Nonetheless, in the grand scheme of things, Thales is primarily known for his inquiry into the nature of all things that exist. Thales’ <text:span text:style-name="T1">purpose was to show </text:span>that everything ranging from the clouds, oceans, earth, and so on all had different forms yet resembled each other in some way, <text:span text:style-name="T1">and discover the true nature of the makeup of these things</text:span>. In a series of arguments, Thales proposes that all things have a common element, and this common element is water. <text:span text:style-name="T1">Aristotle creates a rebuttal of this position by asserting that Thales simply made observations of simple events, and in short came to a rushed conclusion. </text:span></text:p>
      <text:p text:style-name="P2"><text:span text:style-name="T1">1. </text:span>Whilst this conclusion may be erroneous to us in hindsight, it is nonetheless a historical fact that this inquiry into the nature of things gave rise to many Western philosophical traditions. Without the work of Thales, the understanding of materialism and skepticism itself may have been put back decades if not centuries. While not a philosopher himself, Thales methodology raised many questions concerning the nature of the world gave rise to groundbreaking scientific inquiry.</text:p>
      <text:p text:style-name="P10">2. Anaximander</text:p>
      <text:p text:style-name="P5"/>
      <text:p text:style-name="P4"><text:soft-page-break/>Terminology:</text:p>
      <text:p text:style-name="P4">-<text:span text:style-name="T2">-Stuff: Thales seeks to discover what “stuff” is in all things. This “stuff” iis the common element in all elements that defines the makeup of the material world</text:span></text:p>
      <text:p text:style-name="P3"/>
      <text:p text:style-name="P3">-Things: “Things” are the individual material items that exist on our plane of reality. This ranges from planets, desks, houses, and so on.</text:p>
      <text:p text:style-name="P3"/>
      <text:p text:style-name="P3">-The One: “The One” is what Thales is referring to when he talks about the common element in all things. This One contained its own specific qualities, and according to Thales contained its own action of change and motion.</text:p>
      <text:p text:style-name="P3"/>
      <text:p text:style-name="P3">-The Boundless: The Boundless is the origin of all things, and can be colloquially referred to as “The One”. The boundless defines the determinate things in the world, but it itself is indeterminate with its own laws of motion and characteristics. <text:s/>Anaximander argued that the boundless is the origin source of all things, and as things were serparated off the original substance, the heavens set into action “an eternal motion that came to be” (warm &amp; cold → moisture → earth &amp; air)</text:p>
      <text:p text:style-name="P3"/>
      <text:p text:style-name="P4">Purpose: <text:span text:style-name="T2">Like his teacher, Anaximander had the purpose of explaining: What is the nature of reality and what are all things made of? </text:span></text:p>
      <text:p text:style-name="P4"><text:span text:style-name="T2"/></text:p>
      <text:p text:style-name="P4">Conclusion: <text:span text:style-name="T2">Anaximander concluded that all things were made of one common element: The Boundless/his version of The One.</text:span></text:p>
      <text:p text:style-name="P4"/>
      <text:p text:style-name="P4">Outline:</text:p>
      <text:p text:style-name="P5"/>
      <text:p text:style-name="P2"><text:span text:style-name="T1">1. </text:span>Being the contemporary/pupil of Thales, Anaximander as a product of his intellectual environment, took from his teacher Thales. Anaximander <text:span text:style-name="T1">had the intellectual wit and desire for inquiry that his teacher, Thales, had, but instead of proving that everything came from water, he sought to prove that all things had a common element, but unlike his teacher Thales, Anaximander argued that the primary substance to all matter is the indefinite or boundless realm. So for ezample, you may see a rock, a tree, or anything in this world and see its physical form, yet Anaximander woukd have argued that these finite material things find their place in a boundless, indeterminate, and possibly immaterial realm that is completely infinite. He goes a step further than Thales and attempts to justify this knowledge, and although his explanation of his personal opinions may come off as odd to the modern reader, it still nonetheless served an advance into scientific inquiry by encouraging the justification of positions through formal logical reasoning.</text:span></text:p>
      <text:p text:style-name="P2"/>
      <text:p text:style-name="P2"><text:span text:style-name="T1">1. </text:span>From his methodology, Anaximander furthermore concludes that all lifeforms come from the sea, and life within the sea will eventually come out of the sea to live on land, which was not far from what Darwin lead to modern science discovering. Furthermore, Anaximander believed that there is an infinite set of realities in the universe constantly existing and dying out in “a matter of rigorous necessity”. He recognized that opposite forces in nature meet together in a conflict in which there is injustice. While many of the positions held by him may come off as bizzare in the modern world, Anaximander undoubtedly elevated the field of philosophy and inquiry to a higher level, and without him we would not have the vast arrays of methodology in tbe scientific literature we have today.</text:p>
      <text:p text:style-name="P12"><text:soft-page-break/></text:p>
      <text:p text:style-name="P11">3. Anaximenes</text:p>
      <text:p text:style-name="P11"><text:s/></text:p>
      <text:p text:style-name="P4">Terminology:</text:p>
      <text:p text:style-name="P3">-Air is a definite substance, and we can see it in all things</text:p>
      <text:p text:style-name="P3">-Air is a specific and tangibe material process that we can identify</text:p>
      <text:p text:style-name="P3">-The air’s motion is far more specific of a process than Anaximander’s “splitting off” process</text:p>
      <text:p text:style-name="P4"/>
      <text:p text:style-name="P4">Purpose: <text:span text:style-name="T2">Like his predecessors, Anaximenes sought to also answer the question of: What are all things made of?</text:span></text:p>
      <text:p text:style-name="P4"/>
      <text:p text:style-name="P4">Conclusion: <text:span text:style-name="T2">Anaximenes also concludes that all things have a common element, but refutes his predecessors by pointing out that the boundless is completely intangible and therefore cannot be logically proven, and also concludes that given the variety of things in existence, water was too specific to account for the variety in the grand scheme of things.</text:span></text:p>
      <text:p text:style-name="P4"><text:span text:style-name="T2"/></text:p>
      <text:p text:style-name="P4">Outline: </text:p>
      <text:p text:style-name="P4"/>
      <text:p text:style-name="P1">Anaximenes was the third in the line starting from Thales. He sought to answer the same question as his predecessors, but he had a few problems with their conclusioins. Firstly, he believed that Thales’ argument unaccounted for the vast diversity of things, which is pretty ironic considering air is umable to account for half of the diversity of all things. </text:p>
      <text:p text:style-name="P1">Anaximenes also believed that the boundless set forward by Anaximander was way too vague and intangible. He states that the process of air’s motioin is far more specific than things splitting off from the boundless.</text:p>
      <text:p text:style-name="P1">Anaximanes concludes from all of this that air is the common element in all things. He states that in condensed form, air forms wind, and if we take this logically further, it gives water, the earth, and stone.</text:p>
      <text:p text:style-name="P1">The Milesian philosophers, in the end despite not basing their hypotheses on the scientific method we used today, still raised profoundly important philosophical questions that set the basis of modern philosophical inquiry into the nature of the universe and all things.</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18:52:13.420221777</meta:creation-date>
    <dc:date>2023-09-02T13:15:14.995246342</dc:date>
    <meta:editing-duration>PT8H2M38S</meta:editing-duration>
    <meta:editing-cycles>3</meta:editing-cycles>
    <meta:generator>LibreOffice/7.5.4.2$Linux_X86_64 LibreOffice_project/50$Build-2</meta:generator>
    <meta:document-statistic meta:table-count="0" meta:image-count="0" meta:object-count="0" meta:page-count="3" meta:paragraph-count="35" meta:word-count="1160" meta:character-count="7017" meta:non-whitespace-character-count="5885"/>
  </office:meta>
</office:document-meta>
</file>